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er name as author for commits in git</text:p>
      <text:p text:style-name="Standard"/>
      <text:p text:style-name="Standard">There might be such cases when you try to commit your codes, and in github you find your commit to be pushed with your employee id as author.</text:p>
      <text:p text:style-name="Standard"/>
      <text:p text:style-name="Standard">For such scenarios, any of these cases needs to be followed.</text:p>
      <text:p text:style-name="Standard"/>
      <text:p text:style-name="Standard">Case 1.</text:p>
      <text:p text:style-name="Standard"/>
      <text:p text:style-name="Standard">If you are pushing your codes via eclipse, </text:p>
      <text:list xml:id="list1417120795375629596" text:style-name="L1">
        <text:list-item>
          <text:p text:style-name="P1">Go to window → Preferences → Team → Git → Configuration</text:p>
        </text:list-item>
      </text:list>
      <text:p text:style-name="Standard"><text:tab/>In configuration tab, you will find a table like structure with two columns, which represents key and value. Beside which there will be a button as Add entry. Click Add Entry.</text:p>
      <text:p text:style-name="Standard"/>
      <text:p text:style-name="Standard"><text:tab/>One window will appear with two input fields, taking values for key and value attribute.</text:p>
      <text:p text:style-name="Standard">Give the following entry: </text:p>
      <text:list xml:id="list3805354798486807561" text:style-name="L3">
        <text:list-item>
          <text:p text:style-name="P2">key = user.name</text:p>
        </text:list-item>
        <text:list-item>
          <text:p text:style-name="P2">value = &lt;your name&gt;</text:p>
        </text:list-item>
      </text:list>
      <text:p text:style-name="Standard"/>
      <text:p text:style-name="Standard"><text:tab/>After entering Click ok. Repeat this activity as we will input another value. Click to Add Entry.</text:p>
      <text:list xml:id="list7649398859691542408" text:style-name="L4">
        <text:list-item>
          <text:p text:style-name="P3">Key = user.emailID</text:p>
        </text:list-item>
        <text:list-item>
          <text:p text:style-name="P3">value = &lt;your email id&gt;, and then click ok.</text:p>
        </text:list-item>
      </text:list>
      <text:p text:style-name="Standard"/>
      <text:p text:style-name="Standard">Next, click to Apply → Ok</text:p>
      <text:p text:style-name="Standard"/>
      <text:p text:style-name="Standard"/>
      <text:p text:style-name="Standard">Case 2.</text:p>
      <text:p text:style-name="Standard"/>
      <text:p text:style-name="Standard">If you are pushing your codes via git bash,</text:p>
      <text:list xml:id="list4917727228805404577" text:style-name="L5">
        <text:list-item>
          <text:p text:style-name="P4">Go to your local repository → type the command git config user.name “YOUR NAME”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14T16:54:49.28</meta:creation-date>
    <meta:document-statistic meta:table-count="0" meta:image-count="0" meta:object-count="0" meta:page-count="1" meta:paragraph-count="18" meta:word-count="191" meta:character-count="989"/>
    <dc:date>2015-07-14T18:05:25.51</dc:date>
    <meta:editing-duration>PT38M45S</meta:editing-duration>
    <meta:editing-cycles>1</meta:editing-cycles>
    <meta:generator>OpenOffice/4.1.1$Win32 OpenOffice.org_project/411m6$Build-9775</meta:generator>
  </office:meta>
</office:document-meta>
</file>